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">
      <style:table-properties style:width="25.7cm" style:page-number="auto" table:align="margins"/>
    </style:style>
    <style:style style:name="Tabella1.A" style:family="table-column">
      <style:table-column-properties style:column-width="3.212cm" style:rel-column-width="8191*"/>
    </style:style>
    <style:style style:name="Tabella1.A1" style:family="table-cell" style:data-style-name="N20100">
      <style:table-cell-properties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a1.B1" style:family="table-cell" style:data-style-name="N20100">
      <style:table-cell-properties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a1.H1" style:family="table-cell" style:data-style-name="N20100">
      <style:table-cell-properties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a1.A2" style:family="table-cell" style:data-style-name="N20100">
      <style:table-cell-properties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ella1.B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2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3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4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5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6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7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8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9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9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9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9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9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9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9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0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0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0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0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0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0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0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1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1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1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1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1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1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1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2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2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3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3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14" style:family="table-row">
      <style:table-row-properties style:min-row-height="0.379cm"/>
    </style:style>
    <style:style style:name="Tabella1.B1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4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4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5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5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6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7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7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B1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C1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D1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E1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F1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G18" style:family="table-cell">
      <style:table-cell-properties fo:background-color="#ffffff" fo:padding="0cm" fo:border="none" style:writing-mode="page">
        <style:background-image/>
      </style:table-cell-properties>
    </style:style>
    <style:style style:name="Tabella1.H18" style:family="table-cell">
      <style:table-cell-properties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a1.A19" style:family="table-cell" style:data-style-name="N20100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a1.B19" style:family="table-cell">
      <style:table-cell-properties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1.C19" style:family="table-cell">
      <style:table-cell-properties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1.D19" style:family="table-cell">
      <style:table-cell-properties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1.E19" style:family="table-cell">
      <style:table-cell-properties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1.F19" style:family="table-cell">
      <style:table-cell-properties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1.G19" style:family="table-cell">
      <style:table-cell-properties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la1.H19" style:family="table-cell">
      <style:table-cell-properties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-1cm" fo:margin-right="0cm" fo:text-align="center" style:justify-single-word="false" fo:text-indent="0cm" style:auto-text-indent="false" fo:background-color="transparent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0f4043" officeooo:paragraph-rsid="000f4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f1d9" officeooo:paragraph-rsid="0010f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b3fb" officeooo:paragraph-rsid="0011b3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971b" officeooo:paragraph-rsid="00139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0f4043" officeooo:paragraph-rsid="000f404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officeooo:rsid="0013971b"/>
    </style:style>
    <number:text-style style:name="N20100" number:language="it" number:country="IT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8"/>
        <table:table-row>
          <table:table-cell table:style-name="Tabella1.A1">
            <text:p text:style-name="P7"/>
          </table:table-cell>
          <table:table-cell table:style-name="Tabella1.B1" office:value-type="float" office:value="0">
            <text:p text:style-name="P8">Lunedì</text:p>
          </table:table-cell>
          <table:table-cell table:style-name="Tabella1.B1" office:value-type="float" office:value="0">
            <text:p text:style-name="P8">Martedì</text:p>
          </table:table-cell>
          <table:table-cell table:style-name="Tabella1.B1" office:value-type="float" office:value="0">
            <text:p text:style-name="P8">Mercoledì</text:p>
          </table:table-cell>
          <table:table-cell table:style-name="Tabella1.B1" office:value-type="float" office:value="0">
            <text:p text:style-name="P8">Giovedì</text:p>
          </table:table-cell>
          <table:table-cell table:style-name="Tabella1.B1" office:value-type="float" office:value="0">
            <text:p text:style-name="P8">Venerdì</text:p>
          </table:table-cell>
          <table:table-cell table:style-name="Tabella1.B1" office:value-type="float" office:value="0">
            <text:p text:style-name="P8">Sabato</text:p>
          </table:table-cell>
          <table:table-cell table:style-name="Tabella1.H1" office:value-type="float" office:value="0">
            <text:p text:style-name="P8">Domenica</text:p>
          </table:table-cell>
        </table:table-row>
        <table:table-row>
          <table:table-cell table:style-name="Tabella1.A2" office:value-type="float" office:value="0">
            <text:p text:style-name="P3">06-07</text:p>
          </table:table-cell>
          <table:table-cell table:style-name="Tabella1.B2" office:value-type="string">
            <text:p text:style-name="P3">Sveglia</text:p>
          </table:table-cell>
          <table:table-cell table:style-name="Tabella1.C2" office:value-type="string">
            <text:p text:style-name="P2">--</text:p>
          </table:table-cell>
          <table:table-cell table:style-name="Tabella1.D2" office:value-type="string">
            <text:p text:style-name="P3">Sveglia</text:p>
          </table:table-cell>
          <table:table-cell table:style-name="Tabella1.E2" office:value-type="string">
            <text:p text:style-name="P2">--</text:p>
          </table:table-cell>
          <table:table-cell table:style-name="Tabella1.F2" office:value-type="string">
            <text:p text:style-name="P3">Sveglia</text:p>
          </table:table-cell>
          <table:table-cell table:style-name="Tabella1.G2" office:value-type="string">
            <text:p text:style-name="P2">--</text:p>
          </table:table-cell>
          <table:table-cell table:style-name="Tabella1.H2" office:value-type="string">
            <text:p text:style-name="P2">--</text:p>
          </table:table-cell>
        </table:table-row>
        <table:table-row>
          <table:table-cell table:style-name="Tabella1.A2" office:value-type="float" office:value="0">
            <text:p text:style-name="P3">07-08</text:p>
          </table:table-cell>
          <table:table-cell table:style-name="Tabella1.B3" office:value-type="string">
            <text:p text:style-name="P3">Colazione</text:p>
          </table:table-cell>
          <table:table-cell table:style-name="Tabella1.C3" office:value-type="string">
            <text:p text:style-name="P3">Sveglia</text:p>
          </table:table-cell>
          <table:table-cell table:style-name="Tabella1.D3" office:value-type="string">
            <text:p text:style-name="P3">Colazione</text:p>
          </table:table-cell>
          <table:table-cell table:style-name="Tabella1.E3" office:value-type="string">
            <text:p text:style-name="P3">Sveglia</text:p>
          </table:table-cell>
          <table:table-cell table:style-name="Tabella1.F3" office:value-type="string">
            <text:p text:style-name="P3">Colazione</text:p>
          </table:table-cell>
          <table:table-cell table:style-name="Tabella1.G3" office:value-type="string">
            <text:p text:style-name="P3">Sveglia</text:p>
          </table:table-cell>
          <table:table-cell table:style-name="Tabella1.H3" office:value-type="string">
            <text:p text:style-name="P2">--</text:p>
          </table:table-cell>
        </table:table-row>
        <table:table-row>
          <table:table-cell table:style-name="Tabella1.A2" office:value-type="float" office:value="0">
            <text:p text:style-name="P3">08-09</text:p>
          </table:table-cell>
          <table:table-cell table:style-name="Tabella1.B4" office:value-type="string">
            <text:p text:style-name="P3">Scuola</text:p>
          </table:table-cell>
          <table:table-cell table:style-name="Tabella1.C4" office:value-type="string">
            <text:p text:style-name="P3">Scuola</text:p>
          </table:table-cell>
          <table:table-cell table:style-name="Tabella1.D4" office:value-type="string">
            <text:p text:style-name="P3">Scuola</text:p>
          </table:table-cell>
          <table:table-cell table:style-name="Tabella1.E4" office:value-type="string">
            <text:p text:style-name="P3">Scuola</text:p>
          </table:table-cell>
          <table:table-cell table:style-name="Tabella1.F4" office:value-type="string">
            <text:p text:style-name="P3">Scuola</text:p>
          </table:table-cell>
          <table:table-cell table:style-name="Tabella1.G4" office:value-type="string">
            <text:p text:style-name="P3">Scuola</text:p>
          </table:table-cell>
          <table:table-cell table:style-name="Tabella1.H4" office:value-type="string">
            <text:p text:style-name="P2">--</text:p>
          </table:table-cell>
        </table:table-row>
        <table:table-row>
          <table:table-cell table:style-name="Tabella1.A2" office:value-type="float" office:value="0">
            <text:p text:style-name="P3">09-10</text:p>
          </table:table-cell>
          <table:table-cell table:style-name="Tabella1.B5" office:value-type="string">
            <text:p text:style-name="P3">Scuola</text:p>
          </table:table-cell>
          <table:table-cell table:style-name="Tabella1.C5" office:value-type="string">
            <text:p text:style-name="P3">Scuola</text:p>
          </table:table-cell>
          <table:table-cell table:style-name="Tabella1.D5" office:value-type="string">
            <text:p text:style-name="P3">Scuola</text:p>
          </table:table-cell>
          <table:table-cell table:style-name="Tabella1.E5" office:value-type="string">
            <text:p text:style-name="P3">Scuola</text:p>
          </table:table-cell>
          <table:table-cell table:style-name="Tabella1.F5" office:value-type="string">
            <text:p text:style-name="P3">Scuola</text:p>
          </table:table-cell>
          <table:table-cell table:style-name="Tabella1.G5" office:value-type="string">
            <text:p text:style-name="P3">Scuola</text:p>
          </table:table-cell>
          <table:table-cell table:style-name="Tabella1.H5" office:value-type="string">
            <text:p text:style-name="P2">--</text:p>
          </table:table-cell>
        </table:table-row>
        <table:table-row>
          <table:table-cell table:style-name="Tabella1.A2" office:value-type="float" office:value="0">
            <text:p text:style-name="P3">10-11</text:p>
          </table:table-cell>
          <table:table-cell table:style-name="Tabella1.B6" office:value-type="string">
            <text:p text:style-name="P3">Scuola</text:p>
          </table:table-cell>
          <table:table-cell table:style-name="Tabella1.C6" office:value-type="string">
            <text:p text:style-name="P3">Scuola</text:p>
          </table:table-cell>
          <table:table-cell table:style-name="Tabella1.D6" office:value-type="string">
            <text:p text:style-name="P3">Scuola</text:p>
          </table:table-cell>
          <table:table-cell table:style-name="Tabella1.E6" office:value-type="string">
            <text:p text:style-name="P3">Scuola</text:p>
          </table:table-cell>
          <table:table-cell table:style-name="Tabella1.F6" office:value-type="string">
            <text:p text:style-name="P3">Scuola</text:p>
          </table:table-cell>
          <table:table-cell table:style-name="Tabella1.G6" office:value-type="string">
            <text:p text:style-name="P3">Scuola</text:p>
          </table:table-cell>
          <table:table-cell table:style-name="Tabella1.H6" office:value-type="string">
            <text:p text:style-name="P4">Sveglia</text:p>
          </table:table-cell>
        </table:table-row>
        <table:table-row>
          <table:table-cell table:style-name="Tabella1.A2" office:value-type="float" office:value="0">
            <text:p text:style-name="P3">11-12</text:p>
          </table:table-cell>
          <table:table-cell table:style-name="Tabella1.B7" office:value-type="string">
            <text:p text:style-name="P3">Scuola</text:p>
          </table:table-cell>
          <table:table-cell table:style-name="Tabella1.C7" office:value-type="string">
            <text:p text:style-name="P3">Scuola</text:p>
          </table:table-cell>
          <table:table-cell table:style-name="Tabella1.D7" office:value-type="string">
            <text:p text:style-name="P3">Scuola</text:p>
          </table:table-cell>
          <table:table-cell table:style-name="Tabella1.E7" office:value-type="string">
            <text:p text:style-name="P3">Scuola</text:p>
          </table:table-cell>
          <table:table-cell table:style-name="Tabella1.F7" office:value-type="string">
            <text:p text:style-name="P3">Scuola</text:p>
          </table:table-cell>
          <table:table-cell table:style-name="Tabella1.G7" office:value-type="string">
            <text:p text:style-name="P3">Scuola</text:p>
          </table:table-cell>
          <table:table-cell table:style-name="Tabella1.H7" office:value-type="string">
            <text:p text:style-name="P4">Studio</text:p>
          </table:table-cell>
        </table:table-row>
        <table:table-row>
          <table:table-cell table:style-name="Tabella1.A2" office:value-type="float" office:value="0">
            <text:p text:style-name="P3">12-13</text:p>
          </table:table-cell>
          <table:table-cell table:style-name="Tabella1.B8" office:value-type="string">
            <text:p text:style-name="P3">Scuola</text:p>
          </table:table-cell>
          <table:table-cell table:style-name="Tabella1.C8" office:value-type="string">
            <text:p text:style-name="P3">Scuola</text:p>
          </table:table-cell>
          <table:table-cell table:style-name="Tabella1.D8" office:value-type="string">
            <text:p text:style-name="P3">Scuola</text:p>
          </table:table-cell>
          <table:table-cell table:style-name="Tabella1.E8" office:value-type="string">
            <text:p text:style-name="P3">Scuola</text:p>
          </table:table-cell>
          <table:table-cell table:style-name="Tabella1.F8" office:value-type="string">
            <text:p text:style-name="P3">Scuola</text:p>
          </table:table-cell>
          <table:table-cell table:style-name="Tabella1.G8" office:value-type="string">
            <text:p text:style-name="P4">Svago</text:p>
          </table:table-cell>
          <table:table-cell table:style-name="Tabella1.H8" office:value-type="string">
            <text:p text:style-name="P4">Studio</text:p>
          </table:table-cell>
        </table:table-row>
        <table:table-row>
          <table:table-cell table:style-name="Tabella1.A2" office:value-type="float" office:value="0">
            <text:p text:style-name="P3">13-14</text:p>
          </table:table-cell>
          <table:table-cell table:style-name="Tabella1.B9" office:value-type="string">
            <text:p text:style-name="P3">Scuola</text:p>
          </table:table-cell>
          <table:table-cell table:style-name="Tabella1.C9" office:value-type="string">
            <text:p text:style-name="P3">Scuola</text:p>
          </table:table-cell>
          <table:table-cell table:style-name="Tabella1.D9" office:value-type="string">
            <text:p text:style-name="P4">Pranzo</text:p>
          </table:table-cell>
          <table:table-cell table:style-name="Tabella1.E9" office:value-type="string">
            <text:p text:style-name="P3">Scuola</text:p>
          </table:table-cell>
          <table:table-cell table:style-name="Tabella1.F9" office:value-type="string">
            <text:p text:style-name="P4">Pranzo</text:p>
          </table:table-cell>
          <table:table-cell table:style-name="Tabella1.G9" office:value-type="string">
            <text:p text:style-name="P4">Pranzo</text:p>
          </table:table-cell>
          <table:table-cell table:style-name="Tabella1.H9" office:value-type="string">
            <text:p text:style-name="P4">Pranzo</text:p>
          </table:table-cell>
        </table:table-row>
        <table:table-row>
          <table:table-cell table:style-name="Tabella1.A2" office:value-type="float" office:value="0">
            <text:p text:style-name="P3">14-15</text:p>
          </table:table-cell>
          <table:table-cell table:style-name="Tabella1.B10" office:value-type="string">
            <text:p text:style-name="P4">Pranzo</text:p>
          </table:table-cell>
          <table:table-cell table:style-name="Tabella1.C10" office:value-type="string">
            <text:p text:style-name="P4">Pranzo</text:p>
          </table:table-cell>
          <table:table-cell table:style-name="Tabella1.D10" office:value-type="string">
            <text:p text:style-name="P4">Svago</text:p>
          </table:table-cell>
          <table:table-cell table:style-name="Tabella1.E10" office:value-type="string">
            <text:p text:style-name="P4">Pranzo</text:p>
          </table:table-cell>
          <table:table-cell table:style-name="Tabella1.F10" office:value-type="string">
            <text:p text:style-name="P4">Svago</text:p>
          </table:table-cell>
          <table:table-cell table:style-name="Tabella1.G10" office:value-type="string">
            <text:p text:style-name="P4">Svago</text:p>
          </table:table-cell>
          <table:table-cell table:style-name="Tabella1.H10" office:value-type="string">
            <text:p text:style-name="P4">Svago</text:p>
          </table:table-cell>
        </table:table-row>
        <table:table-row>
          <table:table-cell table:style-name="Tabella1.A2" office:value-type="float" office:value="0">
            <text:p text:style-name="P3">15-16</text:p>
          </table:table-cell>
          <table:table-cell table:style-name="Tabella1.B11" office:value-type="string">
            <text:p text:style-name="P4">Studio</text:p>
          </table:table-cell>
          <table:table-cell table:style-name="Tabella1.C11" office:value-type="string">
            <text:p text:style-name="P4">Studio</text:p>
          </table:table-cell>
          <table:table-cell table:style-name="Tabella1.D11" office:value-type="string">
            <text:p text:style-name="P4">Studio</text:p>
          </table:table-cell>
          <table:table-cell table:style-name="Tabella1.E11" office:value-type="string">
            <text:p text:style-name="P4">Studio</text:p>
          </table:table-cell>
          <table:table-cell table:style-name="Tabella1.F11" office:value-type="string">
            <text:p text:style-name="P4">Studio</text:p>
          </table:table-cell>
          <table:table-cell table:style-name="Tabella1.G11" office:value-type="string">
            <text:p text:style-name="P4">Studio</text:p>
          </table:table-cell>
          <table:table-cell table:style-name="Tabella1.H11" office:value-type="string">
            <text:p text:style-name="P5">Svago</text:p>
          </table:table-cell>
        </table:table-row>
        <table:table-row>
          <table:table-cell table:style-name="Tabella1.A2" office:value-type="float" office:value="0">
            <text:p text:style-name="P3">16-17</text:p>
          </table:table-cell>
          <table:table-cell table:style-name="Tabella1.B12" office:value-type="string">
            <text:p text:style-name="P4">Studio</text:p>
          </table:table-cell>
          <table:table-cell table:style-name="Tabella1.C12" office:value-type="string">
            <text:p text:style-name="P4">Studio</text:p>
          </table:table-cell>
          <table:table-cell table:style-name="Tabella1.D12" office:value-type="string">
            <text:p text:style-name="P4">Studio</text:p>
          </table:table-cell>
          <table:table-cell table:style-name="Tabella1.E12" office:value-type="string">
            <text:p text:style-name="P4">Studio</text:p>
          </table:table-cell>
          <table:table-cell table:style-name="Tabella1.F12" office:value-type="string">
            <text:p text:style-name="P4">Studio</text:p>
          </table:table-cell>
          <table:table-cell table:style-name="Tabella1.G12" office:value-type="string">
            <text:p text:style-name="P4">Studio</text:p>
          </table:table-cell>
          <table:table-cell table:style-name="Tabella1.H12" office:value-type="string">
            <text:p text:style-name="P5">Svago</text:p>
          </table:table-cell>
        </table:table-row>
        <table:table-row>
          <table:table-cell table:style-name="Tabella1.A2" office:value-type="float" office:value="0">
            <text:p text:style-name="P3">17-18</text:p>
          </table:table-cell>
          <table:table-cell table:style-name="Tabella1.B13" office:value-type="string">
            <text:p text:style-name="P4">Studio</text:p>
          </table:table-cell>
          <table:table-cell table:style-name="Tabella1.C13" office:value-type="string">
            <text:p text:style-name="P4">Studio</text:p>
          </table:table-cell>
          <table:table-cell table:style-name="Tabella1.D13" office:value-type="string">
            <text:p text:style-name="P4">Studio</text:p>
          </table:table-cell>
          <table:table-cell table:style-name="Tabella1.E13" office:value-type="string">
            <text:p text:style-name="P4">Studio</text:p>
          </table:table-cell>
          <table:table-cell table:style-name="Tabella1.F13" office:value-type="string">
            <text:p text:style-name="P4">Studio</text:p>
          </table:table-cell>
          <table:table-cell table:style-name="Tabella1.G13" office:value-type="string">
            <text:p text:style-name="P4">Studio</text:p>
          </table:table-cell>
          <table:table-cell table:style-name="Tabella1.H13" office:value-type="string">
            <text:p text:style-name="P5">Svago</text:p>
          </table:table-cell>
        </table:table-row>
        <table:table-row table:style-name="Tabella1.14">
          <table:table-cell table:style-name="Tabella1.A2" office:value-type="float" office:value="0">
            <text:p text:style-name="P3">18-19</text:p>
          </table:table-cell>
          <table:table-cell table:style-name="Tabella1.B14" office:value-type="string">
            <text:p text:style-name="P4">Svago</text:p>
          </table:table-cell>
          <table:table-cell table:style-name="Tabella1.C14" office:value-type="string">
            <text:p text:style-name="P4">Svago</text:p>
          </table:table-cell>
          <table:table-cell table:style-name="Tabella1.D14" office:value-type="string">
            <text:p text:style-name="P4">Svago</text:p>
          </table:table-cell>
          <table:table-cell table:style-name="Tabella1.E14" office:value-type="string">
            <text:p text:style-name="P4">Svago</text:p>
          </table:table-cell>
          <table:table-cell table:style-name="Tabella1.F14" office:value-type="string">
            <text:p text:style-name="P4">Svago</text:p>
          </table:table-cell>
          <table:table-cell table:style-name="Tabella1.G14" office:value-type="string">
            <text:p text:style-name="P4">Svago</text:p>
          </table:table-cell>
          <table:table-cell table:style-name="Tabella1.H14" office:value-type="string">
            <text:p text:style-name="P5">Svago</text:p>
          </table:table-cell>
        </table:table-row>
        <table:table-row>
          <table:table-cell table:style-name="Tabella1.A2" office:value-type="float" office:value="0">
            <text:p text:style-name="P3">19-20</text:p>
          </table:table-cell>
          <table:table-cell table:style-name="Tabella1.B15" office:value-type="string">
            <text:p text:style-name="P4">Svago</text:p>
          </table:table-cell>
          <table:table-cell table:style-name="Tabella1.C15" office:value-type="string">
            <text:p text:style-name="P4">Svago</text:p>
          </table:table-cell>
          <table:table-cell table:style-name="Tabella1.D15" office:value-type="string">
            <text:p text:style-name="P4">Svago</text:p>
          </table:table-cell>
          <table:table-cell table:style-name="Tabella1.E15" office:value-type="string">
            <text:p text:style-name="P4">Svago</text:p>
          </table:table-cell>
          <table:table-cell table:style-name="Tabella1.F15" office:value-type="string">
            <text:p text:style-name="P4">Svago</text:p>
          </table:table-cell>
          <table:table-cell table:style-name="Tabella1.G15" office:value-type="string">
            <text:p text:style-name="P6">Doccia</text:p>
          </table:table-cell>
          <table:table-cell table:style-name="Tabella1.H15" office:value-type="string">
            <text:p text:style-name="P5">Svago</text:p>
          </table:table-cell>
        </table:table-row>
        <table:table-row>
          <table:table-cell table:style-name="Tabella1.A2" office:value-type="float" office:value="0">
            <text:p text:style-name="P3">20-21</text:p>
          </table:table-cell>
          <table:table-cell table:style-name="Tabella1.B16" office:value-type="string">
            <text:p text:style-name="P4">Cena</text:p>
          </table:table-cell>
          <table:table-cell table:style-name="Tabella1.C16" office:value-type="string">
            <text:p text:style-name="P4">Cena</text:p>
          </table:table-cell>
          <table:table-cell table:style-name="Tabella1.D16" office:value-type="string">
            <text:p text:style-name="P4">Cena</text:p>
          </table:table-cell>
          <table:table-cell table:style-name="Tabella1.E16" office:value-type="string">
            <text:p text:style-name="P4">Cena</text:p>
          </table:table-cell>
          <table:table-cell table:style-name="Tabella1.F16" office:value-type="string">
            <text:p text:style-name="P4">Cena</text:p>
          </table:table-cell>
          <table:table-cell table:style-name="Tabella1.G16" office:value-type="string">
            <text:p text:style-name="P4">Cena</text:p>
          </table:table-cell>
          <table:table-cell table:style-name="Tabella1.H16" office:value-type="string">
            <text:p text:style-name="P4">Cena</text:p>
          </table:table-cell>
        </table:table-row>
        <table:table-row>
          <table:table-cell table:style-name="Tabella1.A2" office:value-type="float" office:value="0">
            <text:p text:style-name="P3">21-22</text:p>
          </table:table-cell>
          <table:table-cell table:style-name="Tabella1.B17" office:value-type="string">
            <text:p text:style-name="P4">Svago</text:p>
          </table:table-cell>
          <table:table-cell table:style-name="Tabella1.C17" office:value-type="string">
            <text:p text:style-name="P4">Svago</text:p>
          </table:table-cell>
          <table:table-cell table:style-name="Tabella1.D17" office:value-type="string">
            <text:p text:style-name="P4">Svago</text:p>
          </table:table-cell>
          <table:table-cell table:style-name="Tabella1.E17" office:value-type="string">
            <text:p text:style-name="P4">Svago</text:p>
          </table:table-cell>
          <table:table-cell table:style-name="Tabella1.F17" office:value-type="string">
            <text:p text:style-name="P4">Svago</text:p>
          </table:table-cell>
          <table:table-cell table:style-name="Tabella1.G17" office:value-type="string">
            <text:p text:style-name="P4">Svago</text:p>
          </table:table-cell>
          <table:table-cell table:style-name="Tabella1.H17" office:value-type="string">
            <text:p text:style-name="P4">Svago</text:p>
          </table:table-cell>
        </table:table-row>
        <table:table-row>
          <table:table-cell table:style-name="Tabella1.A2" office:value-type="float" office:value="0">
            <text:p text:style-name="P3">22-23</text:p>
          </table:table-cell>
          <table:table-cell table:style-name="Tabella1.B18" office:value-type="string">
            <text:p text:style-name="P4">Svago</text:p>
          </table:table-cell>
          <table:table-cell table:style-name="Tabella1.C18" office:value-type="string">
            <text:p text:style-name="P4">Svago</text:p>
          </table:table-cell>
          <table:table-cell table:style-name="Tabella1.D18" office:value-type="string">
            <text:p text:style-name="P4">Svago</text:p>
          </table:table-cell>
          <table:table-cell table:style-name="Tabella1.E18" office:value-type="string">
            <text:p text:style-name="P4">Svago</text:p>
          </table:table-cell>
          <table:table-cell table:style-name="Tabella1.F18" office:value-type="string">
            <text:p text:style-name="P4">Svago</text:p>
          </table:table-cell>
          <table:table-cell table:style-name="Tabella1.G18" office:value-type="string">
            <text:p text:style-name="P4">Svago</text:p>
          </table:table-cell>
          <table:table-cell table:style-name="Tabella1.H18" office:value-type="string">
            <text:p text:style-name="P4">Svago</text:p>
          </table:table-cell>
        </table:table-row>
        <table:table-row>
          <table:table-cell table:style-name="Tabella1.A19" office:value-type="float" office:value="0">
            <text:p text:style-name="P3">23-00</text:p>
          </table:table-cell>
          <table:table-cell table:style-name="Tabella1.B19" office:value-type="string">
            <text:p text:style-name="P4">Svago</text:p>
          </table:table-cell>
          <table:table-cell table:style-name="Tabella1.C19" office:value-type="string">
            <text:p text:style-name="P4">Svago</text:p>
          </table:table-cell>
          <table:table-cell table:style-name="Tabella1.D19" office:value-type="string">
            <text:p text:style-name="P4">Svago</text:p>
          </table:table-cell>
          <table:table-cell table:style-name="Tabella1.E19" office:value-type="string">
            <text:p text:style-name="P4">Svago</text:p>
          </table:table-cell>
          <table:table-cell table:style-name="Tabella1.F19" office:value-type="string">
            <text:p text:style-name="P4">Svago</text:p>
          </table:table-cell>
          <table:table-cell table:style-name="Tabella1.G19" office:value-type="string">
            <text:p text:style-name="P4">Svago</text:p>
          </table:table-cell>
          <table:table-cell table:style-name="Tabella1.H19" office:value-type="string">
            <text:p text:style-name="P4">Svag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8:55:13.893000000</meta:creation-date>
    <dc:date>2018-01-22T10:51:17.902000000</dc:date>
    <meta:editing-duration>PT25M59S</meta:editing-duration>
    <meta:editing-cycles>1</meta:editing-cycles>
    <meta:document-statistic meta:table-count="1" meta:image-count="0" meta:object-count="0" meta:page-count="1" meta:paragraph-count="151" meta:word-count="151" meta:character-count="828" meta:non-whitespace-character-count="828"/>
    <meta:generator>LibreOffice/5.4.2.2$Windows_X86_64 LibreOffice_project/22b09f6418e8c2d508a9eaf86b2399209b0990f4</meta:generator>
  </office:meta>
</office:document-meta>
</file>